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text-properties officeooo:rsid="00030b50" officeooo:paragraph-rsid="00030b50"/>
    </style:style>
    <style:style style:name="P2" style:family="paragraph" style:parent-style-name="Heading_20_1">
      <style:text-properties officeooo:rsid="0004529d" officeooo:paragraph-rsid="0004529d"/>
    </style:style>
    <style:style style:name="P3" style:family="paragraph" style:parent-style-name="Heading_20_1">
      <style:text-properties officeooo:rsid="00063474" officeooo:paragraph-rsid="00063474"/>
    </style:style>
    <style:style style:name="P4" style:family="paragraph" style:parent-style-name="Standard">
      <style:text-properties officeooo:rsid="00030b50" officeooo:paragraph-rsid="00030b50"/>
    </style:style>
    <style:style style:name="P5" style:family="paragraph" style:parent-style-name="Subtitle">
      <style:text-properties officeooo:rsid="00030b50" officeooo:paragraph-rsid="00030b50"/>
    </style:style>
    <style:style style:name="P6" style:family="paragraph" style:parent-style-name="Text_20_body">
      <style:text-properties officeooo:rsid="00030b50" officeooo:paragraph-rsid="00030b50"/>
    </style:style>
    <style:style style:name="P7" style:family="paragraph" style:parent-style-name="Text_20_body" style:list-style-name="L2">
      <style:text-properties fo:font-weight="bold" officeooo:rsid="00030b50" officeooo:paragraph-rsid="00030b50" style:font-weight-asian="bold" style:font-weight-complex="bold"/>
    </style:style>
    <style:style style:name="P8" style:family="paragraph" style:parent-style-name="Text_20_body">
      <style:text-properties fo:font-weight="bold" officeooo:rsid="00030b50" officeooo:paragraph-rsid="00030b50" style:font-weight-asian="bold" style:font-weight-complex="bold"/>
    </style:style>
    <style:style style:name="P9" style:family="paragraph" style:parent-style-name="Text_20_body" style:list-style-name="L3">
      <style:text-properties fo:font-weight="bold" officeooo:rsid="00030b50" officeooo:paragraph-rsid="00030b50" style:font-weight-asian="bold" style:font-weight-complex="bold"/>
    </style:style>
    <style:style style:name="P10" style:family="paragraph" style:parent-style-name="Text_20_body" style:list-style-name="L5">
      <style:text-properties fo:font-weight="bold" officeooo:rsid="00063474" officeooo:paragraph-rsid="00063474" style:font-weight-asian="bold" style:font-weight-complex="bold"/>
    </style:style>
    <style:style style:name="P11" style:family="paragraph" style:parent-style-name="Text_20_body" style:list-style-name="L6">
      <style:text-properties fo:font-weight="bold" officeooo:rsid="00063474" officeooo:paragraph-rsid="00063474" style:font-weight-asian="bold" style:font-weight-complex="bold"/>
    </style:style>
    <style:style style:name="P12" style:family="paragraph" style:parent-style-name="Text_20_body" style:list-style-name="L6">
      <style:text-properties fo:font-weight="bold" officeooo:rsid="00063474" officeooo:paragraph-rsid="00076839" style:font-weight-asian="bold" style:font-weight-complex="bold"/>
    </style:style>
    <style:style style:name="P13" style:family="paragraph" style:parent-style-name="Text_20_body">
      <style:text-properties officeooo:rsid="0004529d" officeooo:paragraph-rsid="0004529d"/>
    </style:style>
    <style:style style:name="P14" style:family="paragraph" style:parent-style-name="Text_20_body" style:list-style-name="L4">
      <style:text-properties officeooo:rsid="0004529d" officeooo:paragraph-rsid="0004529d"/>
    </style:style>
    <style:style style:name="P15" style:family="paragraph" style:parent-style-name="Text_20_body">
      <style:text-properties officeooo:rsid="00063474" officeooo:paragraph-rsid="00063474"/>
    </style:style>
    <style:style style:name="P16" style:family="paragraph" style:parent-style-name="Text_20_body" style:list-style-name="L6">
      <style:text-properties fo:font-weight="normal" officeooo:rsid="00063474" officeooo:paragraph-rsid="00063474" style:font-weight-asian="normal" style:font-weight-complex="normal"/>
    </style:style>
    <style:style style:name="P17" style:family="paragraph" style:parent-style-name="Text_20_body" style:list-style-name="L6">
      <style:text-properties fo:font-weight="normal" officeooo:rsid="00063474" officeooo:paragraph-rsid="00076839" style:font-weight-asian="normal" style:font-weight-complex="normal"/>
    </style:style>
    <style:style style:name="P18" style:family="paragraph" style:parent-style-name="Title">
      <style:text-properties officeooo:rsid="00030b50" officeooo:paragraph-rsid="00030b50"/>
    </style:style>
    <style:style style:name="T1" style:family="text">
      <style:text-properties fo:font-weight="normal" style:font-weight-asian="normal" style:font-weight-complex="normal"/>
    </style:style>
    <style:style style:name="T2" style:family="text">
      <style:text-properties fo:font-weight="normal" officeooo:rsid="0004529d" style:font-weight-asian="normal" style:font-weight-complex="normal"/>
    </style:style>
    <style:style style:name="T3" style:family="text">
      <style:text-properties fo:font-weight="normal" officeooo:rsid="00076839"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076839" style:font-weight-asian="bold" style:font-weight-complex="bold"/>
    </style:style>
    <style:style style:name="T6" style:family="text">
      <style:text-properties officeooo:rsid="00076839"/>
    </style:style>
    <style:style style:name="fr1" style:family="graphic" style:parent-style-name="Formula">
      <style:graphic-properties style:vertical-pos="from-top"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aniel Gooden</text:p>
      <text:p text:style-name="P4">COSC240</text:p>
      <text:p text:style-name="P18">Custom Scheduling Algorithm</text:p>
      <text:p text:style-name="P5">Assignment 4</text:p>
      <text:h text:style-name="P1" text:outline-level="1">Description and Justification</text:h>
      <text:p text:style-name="P6">My custom scheduling algorithm is based on an adaptive priority based scoring system that dynamically selects the next process to run, using three key factors:</text:p>
      <text:list xml:id="list1874306125" text:style-name="L2">
        <text:list-item>
          <text:p text:style-name="P7">Wait Time: <text:span text:style-name="T1">Processes that have been waiting longer are prioritised to prevent starvation.</text:span></text:p>
        </text:list-item>
        <text:list-item>
          <text:p text:style-name="P7">Remaining Time: <text:span text:style-name="T1">Processes that are closer to finishing are prioritised to improve system responsiveness.</text:span></text:p>
        </text:list-item>
        <text:list-item>
          <text:p text:style-name="P7">Rescheduled Count: <text:span text:style-name="T1">Processes that have been rescheduled too many times are penalised to ensure fairness.</text:span></text:p>
        </text:list-item>
      </text:list>
      <text:p text:style-name="P8"><text:span text:style-name="T1">This algorithm operates with two priority queues:</text:span></text:p>
      <text:list xml:id="list2822136959" text:style-name="L3">
        <text:list-item>
          <text:p text:style-name="P9">Fast Queue:<text:span text:style-name="T1"> For processes needing quick response time, with shorter time quanta</text:span></text:p>
        </text:list-item>
        <text:list-item>
          <text:p text:style-name="P9">Smart Queue:<text:span text:style-name="T1"> For processes that are managed based on their dynamic score</text:span></text:p>
        </text:list-item>
      </text:list>
      <text:p text:style-name="P8"><text:span text:style-name="T1">All processes are initially placed in the Fast Queue. Every process placed in the Fast Queue has a time quanta of 2. If it is rescheduled, it is then placed into the Smart Queue. </text:span><text:span text:style-name="T2">If a process is selected </text:span><text:span text:style-name="T3">from</text:span><text:span text:style-name="T2"> the Smart Queue, it is then given a time quanta of 4 to run on the processor. Any process that is given any time quanta will be allowed complete it’s entire quanta before evaluating the next process to schedule. The scheduler will also prioritise emptying all processes from the Fast Queue before evaluating processes on the Smart Queue.</text:span></text:p>
      <text:h text:style-name="P2" text:outline-level="1">Scoring Formula</text:h>
      <text:p text:style-name="P13">The score for each process is calculated based on the following formula:</text:p>
      <text:p text:style-name="P13"><draw:frame draw:style-name="fr1" draw:name="Object1" text:anchor-type="as-char" svg:y="-0.619cm" svg:width="18.367cm" svg:height="0.998cm" draw:z-index="0"><draw:object xlink:href="./Object 1" xlink:type="simple" xlink:show="embed" xlink:actuate="onLoad"/><draw:image xlink:href="./ObjectReplacements/Object 1" xlink:type="simple" xlink:show="embed" xlink:actuate="onLoad"/></draw:frame></text:p>
      <text:p text:style-name="P13">Where:</text:p>
      <text:list xml:id="list411198858" text:style-name="L4">
        <text:list-item>
          <text:p text:style-name="P14">waiting_factor = wait time of the process + 1</text:p>
        </text:list-item>
        <text:list-item>
          <text:p text:style-name="P14">running_factor = total time run + 1</text:p>
        </text:list-item>
        <text:list-item>
          <text:p text:style-name="P14">remaining_time_factor = (processing time +1) / (processing time – processed time + 1)</text:p>
        </text:list-item>
        <text:list-item>
          <text:p text:style-name="P14">reschedule_penalty = reschedule count + 1</text:p>
        </text:list-item>
        <text:list-item>
          <text:p text:style-name="P14">RT_WEIGHT = 1.2 to boost processes that are closer to completion</text:p>
        </text:list-item>
        <text:list-item>
          <text:p text:style-name="P14">RS_WEIGHT = 0.5 to penalise processes that have been rescheduled too many times</text:p>
        </text:list-item>
      </text:list>
      <text:h text:style-name="P3" text:outline-level="1"><text:soft-page-break/>Why This Algorithm Works</text:h>
      <text:list xml:id="list123301870" text:style-name="L5">
        <text:list-item>
          <text:p text:style-name="P10">Balanced Prioritisation: <text:span text:style-name="T1">Processes that have been waiting longer get higher priority, but those that are closer to finishing are also favoured.</text:span></text:p>
        </text:list-item>
        <text:list-item>
          <text:p text:style-name="P10">Adaptability: <text:span text:style-name="T1">This system adapts to different process characteristics dynamically, based on the parameters allowed in the simulation, so that it prioritises the best process based on current conditions.</text:span></text:p>
        </text:list-item>
        <text:list-item>
          <text:p text:style-name="P10">Fairness and Efficiency: <text:span text:style-name="T1">By penalising resceduled processes, the algorithm ensures that no process is unfairly delayed, while still maintaining efficient CPU utilisation.</text:span></text:p>
        </text:list-item>
      </text:list>
      <text:h text:style-name="P3" text:outline-level="1">Results</text:h>
      <text:p text:style-name="P15">In testing, the custom algorithm has shown a reduction in average turnaround and wait times compared to standard algorithms like FCFS, Round-Robin, Constant Feedback, and Exponential Feedback schedulers. I wrote a very long spec_schedule.txt with many long running and quick short running processes to test the efficiency while also trying to maintain a responsive scheduler that could be suitable for interactive systems. This is the results that I received after running my spec_schedule for all algorithms:</text:p>
      <text:list xml:id="list2177779338" text:style-name="L6">
        <text:list-item>
          <text:p text:style-name="P11">First Come, First Served (FCFS):</text:p>
          <text:list>
            <text:list-item>
              <text:p text:style-name="P16">Average turnaround time: <text:span text:style-name="T4">2099.76</text:span></text:p>
            </text:list-item>
            <text:list-item>
              <text:p text:style-name="P16">Average wait time: <text:span text:style-name="T4">2058.68</text:span></text:p>
            </text:list-item>
          </text:list>
        </text:list-item>
        <text:list-item>
          <text:p text:style-name="P11">Round Robin (RR):</text:p>
          <text:list>
            <text:list-item>
              <text:p text:style-name="P16">Average turnaround time: <text:span text:style-name="T4">1858.79</text:span></text:p>
            </text:list-item>
            <text:list-item>
              <text:p text:style-name="P16">Average wait time: <text:span text:style-name="T4">1817.70</text:span></text:p>
            </text:list-item>
          </text:list>
        </text:list-item>
        <text:list-item>
          <text:p text:style-name="P11"><text:span text:style-name="T6">Constant Feedback</text:span>:</text:p>
          <text:list>
            <text:list-item>
              <text:p text:style-name="P16">Average turnaround time: <text:span text:style-name="T5">1209.30</text:span></text:p>
            </text:list-item>
            <text:list-item>
              <text:p text:style-name="P16">Average wait time:<text:span text:style-name="T4"> </text:span><text:span text:style-name="T5">1168.21</text:span></text:p>
            </text:list-item>
          </text:list>
        </text:list-item>
        <text:list-item>
          <text:p text:style-name="P11"><text:span text:style-name="T6">Exponential Feedback</text:span>:</text:p>
          <text:list>
            <text:list-item>
              <text:p text:style-name="P16">Average turnaround time: <text:span text:style-name="T5">1157.56</text:span></text:p>
            </text:list-item>
            <text:list-item>
              <text:p text:style-name="P16">Average wait time:<text:span text:style-name="T4"> </text:span><text:span text:style-name="T5">1116.48</text:span></text:p>
            </text:list-item>
          </text:list>
        </text:list-item>
        <text:list-item>
          <text:p text:style-name="P12"><text:span text:style-name="T6">Custom</text:span>:</text:p>
          <text:list>
            <text:list-item>
              <text:p text:style-name="P17">Average turnaround time: <text:span text:style-name="T5">1110.55</text:span></text:p>
            </text:list-item>
            <text:list-item>
              <text:p text:style-name="P17">Average wait time:<text:span text:style-name="T4"> </text:span><text:span text:style-name="T5">1069.47</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2T12:37:10.118028939</meta:creation-date>
    <dc:date>2024-09-22T13:16:43.380306058</dc:date>
    <meta:editing-duration>PT3M52S</meta:editing-duration>
    <meta:editing-cycles>1</meta:editing-cycles>
    <meta:document-statistic meta:table-count="0" meta:image-count="0" meta:object-count="1" meta:page-count="2" meta:paragraph-count="44" meta:word-count="514" meta:character-count="3209" meta:non-whitespace-character-count="2766"/>
    <meta:generator>LibreOffice/7.3.7.2$Linux_X86_64 LibreOffice_project/30$Build-2</meta:generator>
  </office:meta>
</office:document-meta>
</file>

<file path=Object 1/content.xml><?xml version="1.0" encoding="utf-8"?>
<math xmlns="http://www.w3.org/1998/Math/MathML" display="block">
  <semantics>
    <mrow>
      <mi mathvariant="italic">score</mi>
      <mo stretchy="false">=</mo>
      <mrow>
        <mrow>
          <mo fence="true" form="prefix" stretchy="false">(</mo>
          <mrow>
            <mfrac>
              <mtext>waiting_factor</mtext>
              <mtext>running_factor</mtext>
            </mfrac>
          </mrow>
          <mo fence="true" form="postfix" stretchy="false">)</mo>
        </mrow>
        <mo stretchy="false">+</mo>
        <mrow>
          <mo fence="true" form="prefix" stretchy="false">(</mo>
          <mrow>
            <mrow>
              <mtext>remaining_time_factor</mtext>
              <mo stretchy="false">×</mo>
              <mtext>RT_WEIGHT</mtext>
            </mrow>
          </mrow>
          <mo fence="true" form="postfix" stretchy="false">)</mo>
        </mrow>
        <mo stretchy="false">−</mo>
        <mrow>
          <mo fence="true" form="prefix" stretchy="false">(</mo>
          <mrow>
            <mrow>
              <mtext>reschedule_penalty</mtext>
              <mo stretchy="false">×</mo>
              <mtext>RS_WEIGHT</mtext>
            </mrow>
          </mrow>
          <mo fence="true" form="postfix" stretchy="false">)</mo>
        </mrow>
      </mrow>
    </mrow>
    <annotation encoding="StarMath 5.0">score = ( frac {"waiting_factor"} {"running_factor"} ) + ("remaining_time_factor" times "RT_WEIGHT") - ("reschedule_penalty" times "RS_WEIGHT")</annotation>
  </semantics>
</math>
</file>